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549in"/>
    </style:style>
    <style:style style:name="Table1.B" style:family="table-column">
      <style:table-column-properties style:column-width="3.4167in"/>
    </style:style>
    <style:style style:name="Table1.C" style:family="table-column">
      <style:table-column-properties style:column-width="1.82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start" style:justify-single-word="false"/>
      <style:text-properties fo:font-size="12pt" fo:font-weight="bold" officeooo:rsid="0016b87e" officeooo:paragraph-rsid="0016b87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b87e" officeooo:paragraph-rsid="0016b87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b87e" officeooo:paragraph-rsid="0016b87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6b87e" officeooo:paragraph-rsid="0016b87e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16b87e" officeooo:paragraph-rsid="0016b87e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16b87e" officeooo:paragraph-rsid="0016b87e" style:font-size-asian="10.5pt" style:font-weight-asian="bold" style:font-size-complex="1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PROGRAMMING-8</text:p>
      <text:p text:style-name="P2"/>
      <text:p text:style-name="P3">name: skandashree s phaneesh</text:p>
      <text:p text:style-name="P3">usn: eng24cy0193</text:p>
      <text:p text:style-name="P3">roll number: 64</text:p>
      <text:p text:style-name="P3"/>
      <text:p text:style-name="P4">11. What is a user-defined function in shell scripting? Explain with an example.</text:p>
      <text:p text:style-name="P4">Ans: </text:p>
      <text:p text:style-name="P5"><text:span text:style-name="Strong_20_Emphasis">Definition:</text:span><text:line-break/>A <text:span text:style-name="Strong_20_Emphasis">user-defined function</text:span> in shell scripting is a reusable block of code that performs a specific task.<text:line-break/>It helps avoid repeating the same commands multiple times.</text:p>
      <text:p text:style-name="Text_20_body"><text:span text:style-name="Strong_20_Emphasis">Syntax:</text:span></text:p>
      <text:p text:style-name="P3">function_name() {</text:p>
      <text:p text:style-name="P3"><text:s text:c="4"/>commands</text:p>
      <text:p text:style-name="P3">}</text:p>
      <text:p text:style-name="P4">Example:</text:p>
      <text:p text:style-name="P4">#!/bin/bash</text:p>
      <text:p text:style-name="P4">greet() {</text:p>
      <text:p text:style-name="P4"><text:s text:c="4"/>echo "Hello, $1!"</text:p>
      <text:p text:style-name="P4">}</text:p>
      <text:p text:style-name="P4">greet "Skanda"</text:p>
      <text:p text:style-name="P6"><text:span text:style-name="Strong_20_Emphasis">Output:</text:span><text:line-break/><text:span text:style-name="Source_20_Text">Hello, Skanda!</text:span></text:p>
      <text:p text:style-name="P4"><text:span text:style-name="Strong_20_Emphasis">12. Write a bash script with a function that multiply two integer numbers.</text:span></text:p>
      <text:p text:style-name="P4"><text:span text:style-name="Strong_20_Emphasis">Ans:</text:span></text:p>
      <text:p text:style-name="P4"><text:span text:style-name="Strong_20_Emphasis">Bash script with a function to multiply two integers</text:span></text:p>
      <text:p text:style-name="P4"><text:span text:style-name="Strong_20_Emphasis">#!/bin/bash</text:span></text:p>
      <text:p text:style-name="P4"><text:span text:style-name="Strong_20_Emphasis">multiply() {</text:span></text:p>
      <text:p text:style-name="P4"><text:span text:style-name="Strong_20_Emphasis"><text:s text:c="4"/>result=$(( $1 * $2 ))</text:span></text:p>
      <text:p text:style-name="P4"><text:span text:style-name="Strong_20_Emphasis"><text:s text:c="4"/>echo "Product: $result"</text:span></text:p>
      <text:p text:style-name="P4"><text:span text:style-name="Strong_20_Emphasis">}</text:span></text:p>
      <text:p text:style-name="P4"><text:span text:style-name="Strong_20_Emphasis"/></text:p>
      <text:p text:style-name="P4"><text:span text:style-name="Strong_20_Emphasis">echo "Enter two numbers:"</text:span></text:p>
      <text:p text:style-name="P4"><text:span text:style-name="Strong_20_Emphasis">read a b</text:span></text:p>
      <text:p text:style-name="P4"><text:span text:style-name="Strong_20_Emphasis">multiply $a $b</text:span></text:p>
      <text:p text:style-name="P6"><text:span text:style-name="Strong_20_Emphasis">Explanation:</text:span></text:p>
      <text:list text:style-name="L1">
        <text:list-item>
          <text:p text:style-name="P7"><text:span text:style-name="Source_20_Text">$1</text:span> and <text:span text:style-name="Source_20_Text">$2</text:span> are <text:span text:style-name="Strong_20_Emphasis">positional parameters</text:span> (arguments passed to the function).</text:p>
        </text:list-item>
        <text:list-item>
          <text:p text:style-name="P7"><text:span text:style-name="Source_20_Text">$(( ))</text:span> performs arithmetic multiplication.</text:p>
        </text:list-item>
      </text:list>
      <text:p text:style-name="P4"><text:span text:style-name="Strong_20_Emphasis"/></text:p>
      <text:p text:style-name="P4"><text:span text:style-name="Strong_20_Emphasis">13. Explain how arrays (1D, 2D, and 3D) are declared in bash scripting.</text:span></text:p>
      <text:p text:style-name="P4"><text:span text:style-name="Strong_20_Emphasis">Ans:</text:span></text:p>
      <text:h text:style-name="P1" text:outline-level="3"><text:span text:style-name="Strong_20_Emphasis">Declaring arrays (1D, 2D, and 3D) in Bash</text:span></text:h>
      <text:p text:style-name="Text_20_body">Bash natively supports <text:span text:style-name="Strong_20_Emphasis">only 1D arrays</text:span>, but <text:span text:style-name="Strong_20_Emphasis">2D and 3D arrays</text:span> can be simulated using nested indexing or associative array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Example Declaration</text:p>
            </table:table-cell>
            <table:table-cell table:style-name="Table1.A1" office:value-type="string">
              <text:p text:style-name="Table_20_Heading">Access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D Array</text:span></text:p>
          </table:table-cell>
          <table:table-cell table:style-name="Table1.A1" office:value-type="string">
            <text:p text:style-name="Table_20_Contents"><text:span text:style-name="Source_20_Text">arr=(10 20 30 40)</text:span></text:p>
          </table:table-cell>
          <table:table-cell table:style-name="Table1.A1" office:value-type="string">
            <text:p text:style-name="Table_20_Contents"><text:span text:style-name="Source_20_Text">echo ${arr[2]}</text:span> → 3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D Array (Simulated)</text:span></text:p>
          </table:table-cell>
          <table:table-cell table:style-name="Table1.A1" office:value-type="string">
            <text:p text:style-name="Table_20_Contents"><text:span text:style-name="Source_20_Text">arr2D=( [0,0]=1 [0,1]=2 [1,0]=3 [1,1]=4 )</text:span></text:p>
          </table:table-cell>
          <table:table-cell table:style-name="Table1.A1" office:value-type="string">
            <text:p text:style-name="Table_20_Contents"><text:span text:style-name="Source_20_Text">echo ${arr2D[1,0]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D Array (Simulated)</text:span></text:p>
          </table:table-cell>
          <table:table-cell table:style-name="Table1.A1" office:value-type="string">
            <text:p text:style-name="Table_20_Contents"><text:span text:style-name="Source_20_Text">arr3D=( [0,0,0]=1 [0,0,1]=2 )</text:span></text:p>
          </table:table-cell>
          <table:table-cell table:style-name="Table1.A1" office:value-type="string">
            <text:p text:style-name="Table_20_Contents"><text:span text:style-name="Source_20_Text">echo ${arr3D[0,0,1]}</text:span></text:p>
          </table:table-cell>
        </table:table-row>
      </table:table>
      <text:p text:style-name="P4"><text:span text:style-name="Strong_20_Emphasis"/></text:p>
      <text:p text:style-name="P4"><text:span text:style-name="Strong_20_Emphasis">14. Write a shell script to display elements of an array.</text:span></text:p>
      <text:p text:style-name="P4"><text:span text:style-name="Strong_20_Emphasis">Ans:</text:span></text:p>
      <text:p text:style-name="P4"><text:span text:style-name="Strong_20_Emphasis">#!/bin/bash</text:span></text:p>
      <text:p text:style-name="P4"><text:span text:style-name="Strong_20_Emphasis">arr=(apple banana cherry)</text:span></text:p>
      <text:p text:style-name="P4"><text:span text:style-name="Strong_20_Emphasis">echo "Array elements are:"</text:span></text:p>
      <text:p text:style-name="P4"><text:span text:style-name="Strong_20_Emphasis">for item in "${arr[@]}"</text:span></text:p>
      <text:p text:style-name="P4"><text:span text:style-name="Strong_20_Emphasis">do</text:span></text:p>
      <text:p text:style-name="P4"><text:span text:style-name="Strong_20_Emphasis"><text:s text:c="4"/>echo "$item"</text:span></text:p>
      <text:p text:style-name="P4"><text:span text:style-name="Strong_20_Emphasis">done</text:span></text:p>
      <text:p text:style-name="P4"><text:span text:style-name="Strong_20_Emphasis">Output:</text:span></text:p>
      <text:p text:style-name="P4"><text:span text:style-name="Strong_20_Emphasis">apple</text:span></text:p>
      <text:p text:style-name="P4"><text:span text:style-name="Strong_20_Emphasis">banana</text:span></text:p>
      <text:p text:style-name="P4"><text:span text:style-name="Strong_20_Emphasis">cherry</text:span></text:p>
      <text:p text:style-name="P4"><text:span text:style-name="Strong_20_Emphasis"/></text:p>
      <text:p text:style-name="P4"><text:span text:style-name="Strong_20_Emphasis">15. What is the purpose of cron in Linux?</text:span></text:p>
      <text:p text:style-name="P4"><text:span text:style-name="Strong_20_Emphasis">Ans:</text:span></text:p>
      <text:h text:style-name="P1" text:outline-level="3"><text:span text:style-name="Strong_20_Emphasis">Purpose of </text:span><text:span text:style-name="Strong_20_Emphasis"><text:span text:style-name="Source_20_Text">cron</text:span></text:span><text:span text:style-name="Strong_20_Emphasis"> in Linux</text:span></text:h>
      <text:p text:style-name="Text_20_body"><text:span text:style-name="Strong_20_Emphasis">Purpose:</text:span><text:line-break/><text:span text:style-name="Source_20_Text">cron</text:span> is a <text:span text:style-name="Strong_20_Emphasis">time-based job scheduler</text:span> used to <text:span text:style-name="Strong_20_Emphasis">automate repetitive tasks</text:span> such as backups, updates, or monitoring.<text:line-break/>It runs commands automatically at specified intervals (daily, hourly, weekly, etc.).</text:p>
      <text:p text:style-name="P4"><text:span text:style-name="Strong_20_Emphasis">16. Write a cron job to run a backup script every day at midnight.</text:span></text:p>
      <text:p text:style-name="P4"><text:span text:style-name="Strong_20_Emphasis">Ans:</text:span></text:p>
      <text:h text:style-name="P1" text:outline-level="3"><text:span text:style-name="Strong_20_Emphasis">Cron job to run a backup script every day at midnight</text:span></text:h>
      <text:p text:style-name="Text_20_body"><text:span text:style-name="Strong_20_Emphasis">Command:</text:span></text:p>
      <text:p text:style-name="P4"><text:span text:style-name="Strong_20_Emphasis">0 0 * * * /home/user/backup.sh</text:span></text:p>
      <text:p text:style-name="P6"><text:span text:style-name="Strong_20_Emphasis">Explanation:</text:span></text:p>
      <text:list text:style-name="L2">
        <text:list-item>
          <text:p text:style-name="P8"><text:span text:style-name="Source_20_Text">0 0</text:span> → minute 0, hour 0 (midnight)</text:p>
        </text:list-item>
        <text:list-item>
          <text:p text:style-name="P8"><text:span text:style-name="Source_20_Text">* * *</text:span> → every day, every month, every weekday</text:p>
        </text:list-item>
        <text:list-item>
          <text:p text:style-name="P8">The script <text:span text:style-name="Source_20_Text">/home/user/backup.sh</text:span> runs daily at 12:00 AM.</text:p>
        </text:list-item>
      </text:list>
      <text:p text:style-name="Text_20_body">Add this using:</text:p>
      <text:p text:style-name="P4"><text:span text:style-name="Strong_20_Emphasis">crontab -e</text:span></text:p>
      <text:p text:style-name="P4"><text:span text:style-name="Strong_20_Emphasis"/></text:p>
      <text:p text:style-name="P4"><text:span text:style-name="Strong_20_Emphasis">17. How do you schedule a one-time job using at command?</text:span></text:p>
      <text:p text:style-name="P4"><text:span text:style-name="Strong_20_Emphasis">Ans:</text:span></text:p>
      <text:h text:style-name="P1" text:outline-level="3"><text:soft-page-break/><text:span text:style-name="Strong_20_Emphasis">Schedule a one-time job using </text:span><text:span text:style-name="Strong_20_Emphasis"><text:span text:style-name="Source_20_Text">at</text:span></text:span><text:span text:style-name="Strong_20_Emphasis"> command</text:span></text:h>
      <text:p text:style-name="Text_20_body"><text:span text:style-name="Strong_20_Emphasis">Command example:</text:span></text:p>
      <text:p text:style-name="P4"><text:span text:style-name="Strong_20_Emphasis">at 10:00 PM</text:span></text:p>
      <text:p text:style-name="P4"><text:span text:style-name="Strong_20_Emphasis">then type:</text:span></text:p>
      <text:p text:style-name="P4"><text:span text:style-name="Strong_20_Emphasis">sh /home/user/cleanup.sh</text:span></text:p>
      <text:p text:style-name="P4"><text:span text:style-name="Strong_20_Emphasis">&lt;Ctrl+D&gt; <text:s text:c="2"/># to save and exit</text:span></text:p>
      <text:p text:style-name="P4"><text:span text:style-name="Strong_20_Emphasis">Explanation:<text:line-break/>The script </text:span><text:span text:style-name="Strong_20_Emphasis"><text:span text:style-name="Source_20_Text">cleanup.sh</text:span></text:span><text:span text:style-name="Strong_20_Emphasis"> will run once at 10:00 PM.</text:span></text:p>
      <text:p text:style-name="P4"><text:span text:style-name="Strong_20_Emphasis">18. Write a script to display disk usage using df and du.</text:span></text:p>
      <text:p text:style-name="P4"><text:span text:style-name="Strong_20_Emphasis">Ans:</text:span></text:p>
      <text:p text:style-name="P4"><text:span text:style-name="Strong_20_Emphasis">Script to display disk usage using </text:span><text:span text:style-name="Strong_20_Emphasis"><text:span text:style-name="Source_20_Text">df</text:span></text:span><text:span text:style-name="Strong_20_Emphasis"> and </text:span><text:span text:style-name="Strong_20_Emphasis"><text:span text:style-name="Source_20_Text">du</text:span></text:span></text:p>
      <text:p text:style-name="P4"><text:span text:style-name="Strong_20_Emphasis">#!/bin/bash</text:span></text:p>
      <text:p text:style-name="P4"><text:span text:style-name="Strong_20_Emphasis">echo "Disk space usage:"</text:span></text:p>
      <text:p text:style-name="P4"><text:span text:style-name="Strong_20_Emphasis">df -h</text:span></text:p>
      <text:p text:style-name="P4"><text:span text:style-name="Strong_20_Emphasis"/></text:p>
      <text:p text:style-name="P4"><text:span text:style-name="Strong_20_Emphasis">echo ""</text:span></text:p>
      <text:p text:style-name="P4"><text:span text:style-name="Strong_20_Emphasis">echo "Directory usage (current folder):"</text:span></text:p>
      <text:p text:style-name="P4"><text:span text:style-name="Strong_20_Emphasis">du -sh *</text:span></text:p>
      <text:p text:style-name="P6"><text:span text:style-name="Strong_20_Emphasis">Explanation:</text:span></text:p>
      <text:list text:style-name="L3">
        <text:list-item>
          <text:p text:style-name="P9"><text:span text:style-name="Source_20_Text">df -h</text:span> → shows disk space usage of all file systems in human-readable form.</text:p>
        </text:list-item>
        <text:list-item>
          <text:p text:style-name="P9"><text:span text:style-name="Source_20_Text">du -sh *</text:span> → shows space used by each file/folder in the current directory.</text:p>
        </text:list-item>
      </text:list>
      <text:p text:style-name="P4"><text:span text:style-name="Strong_20_Emphasis">19. How can you log the output of a script using the tee command?</text:span></text:p>
      <text:p text:style-name="P4"><text:span text:style-name="Strong_20_Emphasis">Ans:</text:span></text:p>
      <text:h text:style-name="P1" text:outline-level="3"><text:span text:style-name="Strong_20_Emphasis">Log the output of a script using the </text:span><text:span text:style-name="Strong_20_Emphasis"><text:span text:style-name="Source_20_Text">tee</text:span></text:span><text:span text:style-name="Strong_20_Emphasis"> command</text:span></text:h>
      <text:p text:style-name="Text_20_body"><text:span text:style-name="Strong_20_Emphasis">Command:</text:span></text:p>
      <text:p text:style-name="P4"><text:span text:style-name="Strong_20_Emphasis">./myscript.sh | tee logfile.txt</text:span></text:p>
      <text:p text:style-name="P6"><text:span text:style-name="Strong_20_Emphasis">Explanation:</text:span></text:p>
      <text:list text:style-name="L4">
        <text:list-item>
          <text:p text:style-name="P10">Displays the script output on the screen <text:span text:style-name="Strong_20_Emphasis">and</text:span></text:p>
        </text:list-item>
        <text:list-item>
          <text:p text:style-name="P10">Saves the same output into <text:span text:style-name="Source_20_Text">logfile.txt</text:span>.</text:p>
        </text:list-item>
      </text:list>
      <text:p text:style-name="Text_20_body">To <text:span text:style-name="Strong_20_Emphasis">append</text:span> instead of overwrite:</text:p>
      <text:p text:style-name="P4"><text:span text:style-name="Strong_20_Emphasis">./myscript.sh | tee -a logfile.txt</text:span></text:p>
      <text:p text:style-name="P4"><text:span text:style-name="Strong_20_Emphasis"/></text:p>
      <text:p text:style-name="P4"><text:span text:style-name="Strong_20_Emphasis">20. Explain with an example how shell scripting can automate system administration tasks.</text:span></text:p>
      <text:p text:style-name="P6"><text:span text:style-name="Strong_20_Emphasis">Ans:</text:span></text:p>
      <text:p text:style-name="P6"><text:span text:style-name="Strong_20_Emphasis">Explanation:<text:line-break/>Shell scripts automate repetitive admin tasks like backups, log cleanup, user management, updates, etc.</text:span></text:p>
      <text:p text:style-name="Text_20_body"><text:span text:style-name="Strong_20_Emphasis">Example:</text:span></text:p>
      <text:p text:style-name="P6"><text:span text:style-name="Strong_20_Emphasis">#!/bin/bash</text:span></text:p>
      <text:p text:style-name="P6"><text:span text:style-name="Strong_20_Emphasis"># Simple backup script</text:span></text:p>
      <text:p text:style-name="P6"><text:span text:style-name="Strong_20_Emphasis">tar -czf /backup/home_backup_$(date +%F).tar.gz /home/user</text:span></text:p>
      <text:p text:style-name="P6"><text:soft-page-break/><text:span text:style-name="Strong_20_Emphasis">echo "Backup completed at $(date)" | tee -a /var/log/backup.log</text:span></text:p>
      <text:p text:style-name="P6"><text:span text:style-name="Strong_20_Emphasis">Purpose:<text:line-break/>This script:</text:span></text:p>
      <text:list text:style-name="L5">
        <text:list-item>
          <text:p text:style-name="P11">Creates a compressed backup of <text:span text:style-name="Source_20_Text">/home/user</text:span></text:p>
        </text:list-item>
        <text:list-item>
          <text:p text:style-name="P11">Names it with the current date</text:p>
        </text:list-item>
        <text:list-item>
          <text:p text:style-name="P11">Logs completion time — all <text:span text:style-name="Strong_20_Emphasis">without manual interventio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21:06:38.035751132</meta:creation-date>
    <dc:date>2025-10-13T21:21:13.819573363</dc:date>
    <meta:editing-duration>PT58S</meta:editing-duration>
    <meta:editing-cycles>1</meta:editing-cycles>
    <meta:document-statistic meta:table-count="1" meta:image-count="0" meta:object-count="0" meta:page-count="4" meta:paragraph-count="119" meta:word-count="600" meta:character-count="3552" meta:non-whitespace-character-count="3059"/>
    <meta:generator>LibreOffice/24.2.7.2$Linux_X86_64 LibreOffice_project/420$Build-2</meta:generator>
  </office:meta>
</office:document-meta>
</file>